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language="en" fo:country="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LOU SCHILLACI</text:span></text:p>
      <text:p text:style-name="Standard"><text:span text:style-name="T1"/></text:p>
      <text:p text:style-name="Standard"><text:span text:style-name="T1"><text:s/>MATTER: Probate proceedings of the late LAURA SCHILLACI, deceased 6.7.1996 </text:span></text:p>
      <text:p text:style-name="Standard"><text:span text:style-name="T1"/></text:p>
      <text:p text:style-name="Standard"><text:span text:style-name="T1"/></text:p>
      <text:p text:style-name="Standard"><text:span text:style-name="T1">The probate proceedings of your late mother Laura Schillaci, née Di Francesco, born 27.5.1923, last residing at 258 High St. Fremantle, West Australia, deceased 6.7.1996 are pending before this court.</text:span></text:p>
      <text:p text:style-name="Standard"><text:span text:style-name="T1"/></text:p>
      <text:p text:style-name="Standard"><text:span text:style-name="T1"><text:s/>The motion to institute proceedings was filed by Maja Bucik, co-owner of real estate in the cadastral municipality of Idrija pri Bači. </text:span></text:p>
      <text:p text:style-name="Standard"><text:span text:style-name="T1"/></text:p>
      <text:p text:style-name="Standard"><text:span text:style-name="T1">The deceased's estate includes real estate in the Republic of Slovenia: plots 644/22, 489/16, 215/30, 215/31, 85/4, 78/2, 645, 73, 78/15 and 78/14, all cadastral municipalities. 2256 Idrija pri Bači, until 3/16. </text:span></text:p>
      <text:p text:style-name="Standard"><text:span text:style-name="T1">Your late mother inherited these plots from her late mother Lucia di Francesco, née Gabršček, who died on 14.4.1975 in Australia and after whom the probate procedure was conducted in Slovenia in 1989. </text:span></text:p>
      <text:p text:style-name="Standard"><text:span text:style-name="T1">According to an informative calculation published on the website of the Surveying and Mapping Authority of the Republic of Slovenia, the value of the proportional share of the real estate is EUR 3,178.00. At this value of the estate, the court fee that the heirs must pay is EUR 153.00. </text:span></text:p>
      <text:p text:style-name="Standard"><text:span text:style-name="T1"/></text:p>
      <text:p text:style-name="Standard"><text:span text:style-name="T1">According to the information known to the court, the testator did not make a will, and you are called to inherit by law as the son of the testator, that is, as an heir of the first order of inheritance. </text:span></text:p>
      <text:p text:style-name="Standard"><text:span text:style-name="T1">Given all of the above, we ask you whether you want the probate hearing to be held before the court after the deceased or do you agree that the court issues a decision on inheritance based on your written inheritance declaration. </text:span></text:p>
      <text:p text:style-name="Standard"><text:span text:style-name="T1">If you do not request a hearing, we ask you to submit to the court a declaration of inheritance within 15 days of receiving this letter, which should indicate whether you accept or renounce the inheritance. You must sign the declaration of renunciation or acceptance of an irrevocable inheritance in your own handwriting, and you do not need to have your signature on the declaration certified.</text:span></text:p>
      <text:p text:style-name="Standard"><text:span text:style-name="T1"><text:s/>If you do not respond to this letter within the specified period, the court will consider that you agree to the inheritance procedure being conducted without a hearing and that you are NOT registering for the inheritance. </text:span></text:p>
      <text:p text:style-name="Standard"><text:span text:style-name="T1">If you register for the inheritance and accept the inheritance, we ask you to also submit a copy of your personal document to the court. </text:span></text:p>
      <text:p text:style-name="Standard"><text:span text:style-name="T1"/></text:p>
      <text:p text:style-name="Standard"><text:span text:style-name="T1">With respect, </text:span></text:p>
      <text:p text:style-name="Standard"><text:span text:style-name="T1">Branka Budihna Simčič</text:span></text:p>
      <text:p text:style-name="Standard"><text:span text:style-name="T1"><text:s/>professional associat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l" fo:country="S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l" fo:country="SI"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10-29T09:15:55.09</meta:creation-date>
    <meta:document-statistic meta:table-count="0" meta:image-count="0" meta:object-count="0" meta:page-count="1" meta:paragraph-count="15" meta:word-count="395" meta:character-count="2371"/>
    <dc:date>2025-10-29T09:18:48.51</dc:date>
    <meta:editing-duration>PT2M53S</meta:editing-duration>
    <meta:editing-cycles>1</meta:editing-cycles>
    <meta:generator>OpenOffice/4.1.3$Win32 OpenOffice.org_project/4111m1$Build-9808</meta:generator>
  </office:meta>
</office:document-meta>
</file>